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Yu Mincho" svg:font-family="'Yu Mincho', 游明朝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.211cm" svg:height="24.868cm" svg:x="13.896cm" svg:y="1.96cm">
            <draw:object draw:notify-on-update-of-ranges="Sheet1.A2:Sheet1.A2 Sheet1.A3:Sheet1.A17 Sheet1.B2:Sheet1.B2 Sheet1.B3:Sheet1.B17 Sheet1.C2:Sheet1.C2 Sheet1.C3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.475cm" svg:height="25.632cm" svg:x="13.794cm" svg:y="27.785cm">
            <draw:object draw:notify-on-update-of-ranges="Sheet1.A73:Sheet1.A87 Sheet1.B73:Sheet1.B8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Sort</text:p>
          </table:table-cell>
          <table:table-cell office:value-type="string" calcext:value-type="string">
            <text:p>qSo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71" calcext:value-type="float">
            <text:p>21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46" calcext:value-type="float">
            <text:p>2546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93" calcext:value-type="float">
            <text:p>3593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67" calcext:value-type="float">
            <text:p>3867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77" calcext:value-type="float">
            <text:p>4277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75" calcext:value-type="float">
            <text:p>5375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25" calcext:value-type="float">
            <text:p>8125</text:p>
          </table:table-cell>
          <table:table-cell office:value-type="float" office:value="11562" calcext:value-type="float">
            <text:p>115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937" calcext:value-type="float">
            <text:p>60937</text:p>
          </table:table-cell>
          <table:table-cell office:value-type="float" office:value="79687" calcext:value-type="float">
            <text:p>796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2500" calcext:value-type="float">
            <text:p>162500</text:p>
          </table:table-cell>
          <table:table-cell office:value-type="float" office:value="165625" calcext:value-type="float">
            <text:p>1656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6875" calcext:value-type="float">
            <text:p>346875</text:p>
          </table:table-cell>
          <table:table-cell office:value-type="float" office:value="426562" calcext:value-type="float">
            <text:p>42656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65625" calcext:value-type="float">
            <text:p>765625</text:p>
          </table:table-cell>
          <table:table-cell office:value-type="float" office:value="1281250" calcext:value-type="float">
            <text:p>128125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96875" calcext:value-type="float">
            <text:p>1296875</text:p>
          </table:table-cell>
          <table:table-cell office:value-type="float" office:value="1828125" calcext:value-type="float">
            <text:p>18281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562500" calcext:value-type="float">
            <text:p>25625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671875" calcext:value-type="float">
            <text:p>2671875</text:p>
          </table:table-cell>
          <table:table-cell office:value-type="float" office:value="3546875" calcext:value-type="float">
            <text:p>354687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56562500" calcext:value-type="float">
            <text:p>356562500</text:p>
          </table:table-cell>
          <table:table-cell office:value-type="float" office:value="595156250" calcext:value-type="float">
            <text:p>595156250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8">
          <table:table-cell table:number-columns-repeated="3"/>
        </table:table-row>
        <table:table-row table:style-name="ro1" table:number-rows-repeated="9">
          <table:table-cell table:number-columns-repeated="3"/>
        </table:table-row>
        <table:table-row table:style-name="ro1" table:number-rows-repeated="35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8.2" calcext:value-type="float">
            <text:p>18.2</text:p>
          </table:table-cell>
          <table:table-cell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85.9" calcext:value-type="float">
            <text:p>85.9</text:p>
          </table:table-cell>
          <table:table-cell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362.5" calcext:value-type="float">
            <text:p>362.5</text:p>
          </table:table-cell>
          <table:table-cell/>
        </table:table-row>
        <table:table-row table:style-name="ro1">
          <table:table-cell office:value-type="float" office:value="2048000" calcext:value-type="float">
            <text:p>2048000</text:p>
          </table:table-cell>
          <table:table-cell office:value-type="float" office:value="899.4" calcext:value-type="float">
            <text:p>899.4</text:p>
          </table:table-cell>
          <table:table-cell/>
        </table:table-row>
        <table:table-row table:style-name="ro1">
          <table:table-cell office:value-type="float" office:value="4096000" calcext:value-type="float">
            <text:p>4096000</text:p>
          </table:table-cell>
          <table:table-cell office:value-type="float" office:value="2682.3" calcext:value-type="float">
            <text:p>2682.3</text:p>
          </table:table-cell>
          <table:table-cell/>
        </table:table-row>
        <table:table-row table:style-name="ro1">
          <table:table-cell office:value-type="float" office:value="8192000" calcext:value-type="float">
            <text:p>8192000</text:p>
          </table:table-cell>
          <table:table-cell office:value-type="float" office:value="5577.1" calcext:value-type="float">
            <text:p>5577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Yu Mincho" svg:font-family="'Yu Mincho', 游明朝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13:25:20.2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5:49:00.282000000</meta:creation-date>
    <dc:date>2023-11-19T19:42:52.541000000</dc:date>
    <meta:editing-duration>PT7H25M55S</meta:editing-duration>
    <meta:editing-cycles>6</meta:editing-cycles>
    <meta:generator>LibreOffice/7.6.2.1$Windows_X86_64 LibreOffice_project/56f7684011345957bbf33a7ee678afaf4d2ba333</meta:generator>
    <meta:document-statistic meta:table-count="1" meta:cell-count="85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0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cm" svg:stroke-color="#80808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212cm" svg:height="24.869cm" xlink:href=".." xlink:type="simple" chart:class="chart:scatter" chart:style-name="ch1">
        <chart:legend chart:legend-position="end" svg:x="40.116cm" svg:y="11.388cm" style:legend-expansion="high" chart:style-name="ch2"/>
        <chart:plot-area chart:style-name="ch3" table:cell-range-address="Sheet1.A2:Sheet1.C17" chart:data-source-has-labels="both" svg:x="0.884cm" svg:y="0.497cm" svg:width="38.348cm" svg:height="23.875cm">
          <chart:coordinate-region svg:x="2.802cm" svg:y="0.696cm" svg:width="35.78cm" svg:height="23.029cm"/>
          <chart:axis chart:dimension="x" chart:name="primary-x" chart:style-name="ch4" chartooo:axis-type="auto">
            <chart:categories table:cell-range-address="Sheet1.A3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7" chart:label-cell-address="Sheet1.B2:Sheet1.B2" chart:class="chart:scatter">
            <chart:domain table:cell-range-address="Sheet1.A3:Sheet1.A17"/>
            <chart:regression-curve chart:style-name="ch8"/>
            <chart:data-point chart:repeated="15"/>
          </chart:series>
          <chart:series chart:style-name="ch9" chart:values-cell-range-address="Sheet1.C3:Sheet1.C17" chart:label-cell-address="Sheet1.C2:Sheet1.C2" chart:class="chart:scatter">
            <chart:regression-curve chart:style-name="ch10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171</text:p>
                <draw:g>
                  <svg:desc>Sheet1.B2:Sheet1.B2</svg:desc>
                </draw:g>
              </table:table-cell>
              <table:table-cell office:value-type="string">
                <text:p>2015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15</text:p>
                <draw:g>
                  <svg:desc>Sheet1.A3:Sheet1.A17</svg:desc>
                </draw:g>
              </table:table-cell>
              <table:table-cell office:value-type="float" office:value="2546">
                <text:p>2546</text:p>
                <draw:g>
                  <svg:desc>Sheet1.B3:Sheet1.B17</svg:desc>
                </draw:g>
              </table:table-cell>
              <table:table-cell office:value-type="float" office:value="2281">
                <text:p>2281</text:p>
                <draw:g>
                  <svg:desc>Sheet1.C3:Sheet1.C1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593">
                <text:p>3593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867">
                <text:p>3867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648">
                <text:p>4648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77">
                <text:p>4277</text:p>
              </table:table-cell>
              <table:table-cell office:value-type="float" office:value="4843">
                <text:p>48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375">
                <text:p>5375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125">
                <text:p>8125</text:p>
              </table:table-cell>
              <table:table-cell office:value-type="float" office:value="11562">
                <text:p>1156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0937">
                <text:p>60937</text:p>
              </table:table-cell>
              <table:table-cell office:value-type="float" office:value="79687">
                <text:p>796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2500">
                <text:p>162500</text:p>
              </table:table-cell>
              <table:table-cell office:value-type="float" office:value="165625">
                <text:p>1656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46875">
                <text:p>346875</text:p>
              </table:table-cell>
              <table:table-cell office:value-type="float" office:value="426562">
                <text:p>42656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65625">
                <text:p>765625</text:p>
              </table:table-cell>
              <table:table-cell office:value-type="float" office:value="1281250">
                <text:p>128125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296875">
                <text:p>1296875</text:p>
              </table:table-cell>
              <table:table-cell office:value-type="float" office:value="1828125">
                <text:p>18281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000000">
                <text:p>2000000</text:p>
              </table:table-cell>
              <table:table-cell office:value-type="float" office:value="2562500">
                <text:p>256250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671875">
                <text:p>2671875</text:p>
              </table:table-cell>
              <table:table-cell office:value-type="float" office:value="3546875">
                <text:p>354687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56562500">
                <text:p>356562500</text:p>
              </table:table-cell>
              <table:table-cell office:value-type="float" office:value="595156250">
                <text:p>595156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05cm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476cm" svg:height="25.633cm" xlink:href=".." xlink:type="simple" chart:class="chart:scatter" chart:style-name="ch1">
        <chart:legend chart:legend-position="end" svg:x="36.354cm" svg:y="12.268cm" style:legend-expansion="high" chart:style-name="ch2"/>
        <chart:plot-area chart:style-name="ch3" table:cell-range-address="Sheet1.A73:Sheet1.B87" chart:data-source-has-labels="column" svg:x="0.809cm" svg:y="0.512cm" svg:width="34.736cm" svg:height="24.609cm">
          <chart:coordinate-region svg:x="1.986cm" svg:y="0.711cm" svg:width="32.816cm" svg:height="23.763cm"/>
          <chart:axis chart:dimension="x" chart:name="primary-x" chart:style-name="ch4" chartooo:axis-type="auto">
            <chart:categories table:cell-range-address="Sheet1.A73:Sheet1.A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3:Sheet1.B87" chart:class="chart:scatter">
            <chart:domain table:cell-range-address="Sheet1.A73:Sheet1.A87"/>
            <chart:regression-curve chart:style-name="ch8"/>
            <chart:data-point chart:repeated="4"/>
            <chart:data-point chart:style-name="ch9" chart:repeated="2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73:Sheet1.A87</svg:desc>
                </draw:g>
              </table:table-cell>
              <table:table-cell office:value-type="float" office:value="0.5">
                <text:p>0.5</text:p>
                <draw:g>
                  <svg:desc>Sheet1.B73:Sheet1.B8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362.5">
                <text:p>362.5</text:p>
              </table:table-cell>
            </table:table-row>
            <table:table-row>
              <table:table-cell office:value-type="float" office:value="2048000">
                <text:p>2048000</text:p>
              </table:table-cell>
              <table:table-cell office:value-type="float" office:value="899.4">
                <text:p>899.4</text:p>
              </table:table-cell>
            </table:table-row>
            <table:table-row>
              <table:table-cell office:value-type="float" office:value="4096000">
                <text:p>4096000</text:p>
              </table:table-cell>
              <table:table-cell office:value-type="float" office:value="2682.3">
                <text:p>2682.3</text:p>
              </table:table-cell>
            </table:table-row>
            <table:table-row>
              <table:table-cell office:value-type="float" office:value="8192000">
                <text:p>8192000</text:p>
              </table:table-cell>
              <table:table-cell office:value-type="float" office:value="5577.1">
                <text:p>5577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